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 Next" svg:font-family="'Atkinson Hyperlegible Nex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1inch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stdev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AVERAGE([.A2:.A114])" office:value-type="float" office:value="25.212389380531" calcext:value-type="float">
            <text:p>25.212389380531</text:p>
          </table:table-cell>
          <table:table-cell table:formula="of:=COM.MICROSOFT.STDEV.S([.A2:.A114])" office:value-type="float" office:value="1.69795742539607" calcext:value-type="float">
            <text:p>1.697957425396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expecte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table table:name="1.5inch" table:style-name="ta1">
        <table:table-column table:style-name="co1" table:number-columns-repeated="7" table:default-cell-style-name="Default"/>
        <table:table-column table:style-name="co1" table:number-columns-repeated="16377"/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stdev</text:p>
          </table:table-cell>
          <table:table-cell table:style-name="ce1"/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stdev</text:p>
          </table:table-cell>
          <table:table-cell table:style-name="ce1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AVERAGE([.A2:.A114])" office:value-type="float" office:value="38.8230088495575" calcext:value-type="float">
            <text:p>38.8230088495575</text:p>
          </table:table-cell>
          <table:table-cell table:formula="of:=COM.MICROSOFT.STDEV.S([.A2:.A114])" office:value-type="float" office:value="1.7020475510374" calcext:value-type="float">
            <text:p>1.702047551037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AVERAGE([.A2:.A109])" office:value-type="float" office:value="38.8333333333333" calcext:value-type="float">
            <text:p>38.8333333333333</text:p>
          </table:table-cell>
          <table:table-cell table:formula="of:=COM.MICROSOFT.STDEV.S([.A2:.A109])" office:value-type="float" office:value="1.73205080756888" calcext:value-type="float">
            <text:p>1.73205080756888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expect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expected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.1" calcext:value-type="float">
            <text:p>38.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8.1" calcext:value-type="float">
            <text:p>38.1</text:p>
          </table:table-cell>
          <table:table-cell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</table:table>
      <table:table table:name="2inch" table:style-name="ta1">
        <table:table-column table:style-name="co1" table:number-columns-repeated="5" table:default-cell-style-name="Default"/>
        <table:table-column table:style-name="co1" table:number-columns-repeated="16379"/>
        <table:table-row table:style-name="ro1"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stddev</text:p>
          </table:table-cell>
          <table:table-cell table:style-name="ce1"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AVERAGE([.A2:.A114])" office:value-type="float" office:value="47.6991150442478" calcext:value-type="float">
            <text:p>47.6991150442478</text:p>
          </table:table-cell>
          <table:table-cell table:formula="of:=COM.MICROSOFT.STDEV.S([.A2:.A114])" office:value-type="float" office:value="1.52880062556178" calcext:value-type="float">
            <text:p>1.52880062556178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expected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.8" calcext:value-type="float">
            <text:p>50.8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16379"/>
        </table:table-row>
      </table:table>
      <table:table table:name="3inch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VERAGE([.A2:.A114])" office:value-type="float" office:value="65.9911504424779" calcext:value-type="float">
            <text:p>65.9911504424779</text:p>
          </table:table-cell>
          <table:table-cell table:formula="of:=COM.MICROSOFT.STDEV.S([.A2:.A114])" office:value-type="float" office:value="1.52652485369571" calcext:value-type="float">
            <text:p>1.5265248536957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xpected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.6" calcext:value-type="float">
            <text:p>66.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(actually 2.625 inch)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 Next" svg:font-family="'Atkinson Hyperlegible Nex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18T10:50:52.949643814</dc:date>
    <meta:editing-duration>PT9M35S</meta:editing-duration>
    <meta:editing-cycles>1</meta:editing-cycles>
    <meta:document-statistic meta:table-count="4" meta:cell-count="621" meta:object-count="0"/>
  </office:meta>
</office:document-meta>
</file>